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verseComparator.equals( Objec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verseComparator.compare( Object obj1 , Object obj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erseComparator.ReverseComparator( Comparator com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verseComparato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erseComparator.Reverse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